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caracterización-conjunto-pr</text:p>
      <text:p text:style-name="P1">Un conjunto S es -pr es el dominio de alguna función -pr. (Solo caso composición)</text:p>
      <text:p text:style-name="Horizontal_20_Line"/>
      <text:h text:style-name="Heading_20_2" text:outline-level="2"><text:bookmark-start text:name="pr-implica-dominio"/>-pr implica dominio<text:bookmark-end text:name="pr-implica-dominio"/></text:h>
      <text:p text:style-name="P2">Predecesor de la característica. Solo va a estar definido para retorno 1.</text:p>
      <text:p text:style-name="First_20_paragraph">Tomemos la función .<text:line-break/>Claramente .</text:p>
      <text:h text:style-name="Heading_20_2" text:outline-level="2"><text:bookmark-start text:name="dominio-de--pr-es-pr"/>Dominio de -pr es pr<text:bookmark-end text:name="dominio-de--pr-es-pr"/></text:h>
      <text:p text:style-name="First_20_paragraph">Probaremos por inducción en k que es -pr para cada </text:p>
      <text:h text:style-name="Heading_20_3" text:outline-level="3"><text:bookmark-start text:name="caso-0"/>(Caso 0)<text:bookmark-end text:name="caso-0"/></text:h>
      <text:p text:style-name="P3">Trivial</text:p>
      <text:p text:style-name="First_20_paragraph">Tenemos las siguientes funciones en </text:p>
      <text:list text:style-name="L1"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  <text:list-item>
          <text:p text:style-name="P4"/>
        </text:list-item>
      </text:list>
      <text:p text:style-name="First_20_paragraph">Y es trivial ver que todos sus dominios () son -pr.</text:p>
      <text:h text:style-name="Heading_20_3" text:outline-level="3"><text:bookmark-start text:name="caso-k1"/>(Caso k+1)<text:bookmark-end text:name="caso-k1"/></text:h>
      <text:p text:style-name="P5">Buscamos definir la característica de la composición en base a los dominios de las funciones.<text:line-break/>Clave 0: Por hipótesis todas las funciones y sus dominios van a ser -pr.<text:line-break/>Clave 1: Toda función -pr no total es la restricción de otra -total<text:line-break/>Clave 2: Definimos el conjunto S -pr como la intersección de los dominios. Es decir que tenemos su característica.<text:line-break/>Usamos las claves para definir la función</text:p>
      <text:p text:style-name="First_20_paragraph">óó</text:p>
      <text:p text:style-name="Text_20_body">\begin{align}<text:line-break/>g &amp;:D<text:span text:style-name="T1">g\subseteq\omega^n\times\Sigma^{</text:span><text:span text:style-name="T1">m}\to O,\ O\in{\omega,\Sigma^</text:span><text:span text:style-name="T1">} \</text:span><text:line-break/><text:span text:style-name="T1">g_i &amp;:D</text:span>{g<text:span text:style-name="T1">i}\subseteq\omega^l\times\Sigma^{*k}\to\omega\ ,\ i=1,\dots,n \</text:span><text:line-break/><text:span text:style-name="T1">g_i &amp;:D</text:span>{g_i}\subseteq\omega^l\times\Sigma^{<text:span text:style-name="T1">k}\to\Sigma^</text:span>\ ,\ i=n+1,\dots,n+m \<text:line-break/>\end{align}</text:p>
      <text:p text:style-name="Text_20_body">ó</text:p>
      <text:p text:style-name="Text_20_body">S=\bigcap^{n+m}<text:span text:style-name="T1">{i=1} D</text:span>{g_i}</text:p>
      <text:p text:style-name="Text_20_body">é</text:p>
      <text:p text:style-name="Text_20_body">\chi<text:span text:style-name="T1">{D_F}^{\omega^n\times\Sigma^{*m}}=</text:span><text:line-break/><text:span text:style-name="T1">\chi</text:span>{D<text:span text:style-name="T1">g}^{\omega^n\times\Sigma^{*m}}\circ</text:span><text:line-break/><text:span text:style-name="T1">[\bar g_1,\dots,\bar g</text:span>{n+m}]\land<text:line-break/>\chi_{S}^{\omega^n\times\Sigma^{*m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caracterización-conjunto-pr</dc:title>
    <dc:description/>
    <dc:subject/>
    <meta:keyword/>
    <meta:initial-creator/>
    <dc:creator/>
    <meta:creation-date>2024-06-29T20:06:36Z</meta:creation-date>
    <dc:date>2024-06-29T20:06:36Z</dc:date>
    <meta:user-defined meta:name="tags" meta:value-type="string"/>
  </office:meta>
</office:document-meta>
</file>